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shadow="none" style:writing-mode="lr-tb"/>
    </style:style>
    <style:style style:name="Table1.A" style:family="table-column">
      <style:table-column-properties style:column-width="2.794cm" style:rel-column-width="1584*"/>
    </style:style>
    <style:style style:name="Table1.B" style:family="table-column">
      <style:table-column-properties style:column-width="14.986cm" style:rel-column-width="8496*"/>
    </style:style>
    <style:style style:name="Table1.1" style:family="table-row">
      <style:table-row-properties style:min-row-height="2.101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ffffff"/>
    </style:style>
    <style:style style:name="Table1.2" style:family="table-row">
      <style:table-row-properties style:min-row-height="11.393cm"/>
    </style:style>
    <style:style style:name="Table1.A2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2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Table1.3" style:family="table-row">
      <style:table-row-properties style:min-row-height="9.805cm"/>
    </style:style>
    <style:style style:name="Table1.A3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3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Table1.4" style:family="table-row">
      <style:table-row-properties style:min-row-height="2.895cm"/>
    </style:style>
    <style:style style:name="Table1.A4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4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Table1.A5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5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P1" style:family="paragraph" style:parent-style-name="Title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text-properties fo:font-weight="bold" officeooo:paragraph-rsid="008d395e" style:font-weight-asian="bold" style:font-weight-complex="bold"/>
    </style:style>
    <style:style style:name="P3" style:family="paragraph" style:parent-style-name="Heading_20_1">
      <style:text-properties fo:font-weight="bold" officeooo:paragraph-rsid="008dd788" style:font-weight-asian="bold" style:font-weight-complex="bold"/>
    </style:style>
    <style:style style:name="P4" style:family="paragraph" style:parent-style-name="Standard" style:list-style-name="L1">
      <style:text-properties officeooo:paragraph-rsid="008d395e"/>
    </style:style>
    <style:style style:name="P5" style:family="paragraph" style:parent-style-name="Standard">
      <style:paragraph-properties fo:text-align="center" style:justify-single-word="false"/>
      <style:text-properties officeooo:paragraph-rsid="008c6350"/>
    </style:style>
    <style:style style:name="P6" style:family="paragraph" style:parent-style-name="Standard">
      <style:text-properties officeooo:paragraph-rsid="008d395e"/>
    </style:style>
    <style:style style:name="P7" style:family="paragraph" style:parent-style-name="Standard" style:list-style-name="L4">
      <style:text-properties officeooo:paragraph-rsid="008d395e"/>
    </style:style>
    <style:style style:name="P8" style:family="paragraph" style:parent-style-name="Standard" style:list-style-name="L5">
      <style:text-properties officeooo:paragraph-rsid="008d395e"/>
    </style:style>
    <style:style style:name="P9" style:family="paragraph" style:parent-style-name="Standard" style:list-style-name="L6">
      <style:text-properties officeooo:paragraph-rsid="008d395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8dd788" style:font-weight-asian="bold" style:font-weight-complex="bold"/>
    </style:style>
    <style:style style:name="P12" style:family="paragraph" style:parent-style-name="Standard">
      <style:text-properties fo:font-weight="bold" officeooo:paragraph-rsid="009605b9" style:font-weight-asian="bold" style:font-weight-complex="bold"/>
    </style:style>
    <style:style style:name="P13" style:family="paragraph" style:parent-style-name="Standard">
      <style:text-properties officeooo:paragraph-rsid="008dd788"/>
    </style:style>
    <style:style style:name="P14" style:family="paragraph" style:parent-style-name="Standard">
      <style:text-properties fo:font-weight="normal" officeooo:paragraph-rsid="008dd788" style:font-weight-asian="normal" style:font-weight-complex="normal"/>
    </style:style>
    <style:style style:name="P15" style:family="paragraph" style:parent-style-name="Standard">
      <style:text-properties fo:font-weight="normal" officeooo:rsid="009605b9" officeooo:paragraph-rsid="009605b9" style:font-weight-asian="normal" style:font-weight-complex="normal"/>
    </style:style>
    <style:style style:name="P16" style:family="paragraph" style:parent-style-name="Standard">
      <style:text-properties fo:font-weight="normal" officeooo:rsid="0096a812" officeooo:paragraph-rsid="0096a812" style:font-weight-asian="normal" style:font-weight-complex="normal"/>
    </style:style>
    <style:style style:name="P17" style:family="paragraph" style:parent-style-name="Standard">
      <style:text-properties fo:font-weight="normal" officeooo:rsid="00979ec3" officeooo:paragraph-rsid="00979ec3" style:font-weight-asian="normal" style:font-weight-complex="normal"/>
    </style:style>
    <style:style style:name="P18" style:family="paragraph" style:parent-style-name="Horizontal_20_Line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1fb89" style:font-weight-asian="bold" style:font-weight-complex="bold"/>
    </style:style>
    <style:style style:name="T3" style:family="text">
      <style:text-properties officeooo:rsid="007b3800"/>
    </style:style>
    <style:style style:name="T4" style:family="text">
      <style:text-properties officeooo:rsid="007efaa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c6350" style:font-weight-asian="normal" style:font-weight-complex="normal"/>
    </style:style>
    <style:style style:name="T7" style:family="text">
      <style:text-properties officeooo:rsid="008f4533"/>
    </style:style>
    <style:style style:name="T8" style:family="text">
      <style:text-properties officeooo:rsid="00908ac7"/>
    </style:style>
    <style:style style:name="T9" style:family="text">
      <style:text-properties officeooo:rsid="0091fb89"/>
    </style:style>
    <style:style style:name="T10" style:family="text">
      <style:text-properties officeooo:rsid="0094a333"/>
    </style:style>
    <style:style style:name="T11" style:family="text">
      <style:text-properties officeooo:rsid="00979e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 Farmer</text:p>
      <text:p text:style-name="P5"><text:span text:style-name="T1"><text:tab/><text:tab/>Email <text:s/></text:span><text:a xlink:type="simple" xlink:href="mailto:thomas.elliot.farmer@gmail.com" text:style-name="Internet_20_link" text:visited-style-name="Visited_20_Internet_20_Link">thomas.elliot.farmer@gmail.com</text:a><text:span text:style-name="T5"> <text:s/></text:span><text:span text:style-name="T6">|</text:span><text:span text:style-name="T5"> <text:s/></text:span><text:span text:style-name="T1">Website <text:s/></text:span><text:a xlink:type="simple" xlink:href="http://frmr.uk/" text:style-name="Internet_20_link" text:visited-style-name="Visited_20_Internet_20_Link">http://frmr.uk</text:a></text:p>
      <text:p text:style-name="P5"><text:tab/><text:tab/><text:span text:style-name="T1">Mobile <text:s/></text:span>07527093877<text:span text:style-name="T5"> <text:s/></text:span><text:span text:style-name="T6">|</text:span><text:span text:style-name="T5"> <text:s/></text:span><text:span text:style-name="T1">Address <text:s/></text:span>3 Stanborough Mews, Welwyn Garden City, AL8 6DB</text:p>
      <text:p text:style-name="P18"/>
      <text:p text:style-name="Horizontal_20_Lin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2" text:outline-level="1">Education</text:h>
          </table:table-cell>
          <table:table-cell table:style-name="Table1.B1" office:value-type="string">
            <text:p text:style-name="P6"><text:span text:style-name="T1">Swansea University</text:span><text:tab/>(2014-2015)<text:tab/>MSc. Computer Science, Distinction</text:p>
            <text:p text:style-name="P6"><text:span text:style-name="T1">University of York</text:span><text:tab/>(2009-2012)<text:tab/>BSc. (Hons.) Economics, 2:1</text:p>
            <text:p text:style-name="P6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2" text:outline-level="1">Skills</text:h>
          </table:table-cell>
          <table:table-cell table:style-name="Table1.B3" office:value-type="string">
            <text:p text:style-name="P10">C/C++</text:p>
            <text:list xml:id="list5518878062177407836" text:style-name="L1">
              <text:list-item>
                <text:p text:style-name="P4">Very good knowledge of C and C++, including C++11/<text:span text:style-name="T4">14</text:span></text:p>
              </text:list-item>
              <text:list-item>
                <text:p text:style-name="P4">Experience with common tools (GCC, Visual Studio, makefiles, etc.)</text:p>
              </text:list-item>
              <text:list-item>
                <text:p text:style-name="P4">Experience with common libraries (OpenGL, OpenCL, MPI, etc.)</text:p>
                <text:p text:style-name="P4"/>
              </text:list-item>
            </text:list>
            <text:p text:style-name="P10">Java</text:p>
            <text:list xml:id="list5468548255760875195" text:style-name="L4">
              <text:list-item>
                <text:p text:style-name="P7">Good knowledge of Java</text:p>
              </text:list-item>
              <text:list-item>
                <text:p text:style-name="P7">Experience with common tools (Eclipse, JUnit, etc.)</text:p>
                <text:p text:style-name="P7"/>
              </text:list-item>
            </text:list>
            <text:p text:style-name="P10">Other languages</text:p>
            <text:list xml:id="list1401071688506982880" text:style-name="L5">
              <text:list-item>
                <text:p text:style-name="P8">Significant knowledge of Python</text:p>
              </text:list-item>
              <text:list-item>
                <text:p text:style-name="P8">Exposure to many others (<text:span text:style-name="T10">Javascript, </text:span>Rust, Ada, Haskell, Assembly, Scala, etc.)</text:p>
                <text:p text:style-name="P8"/>
              </text:list-item>
            </text:list>
            <text:p text:style-name="P10">Other</text:p>
            <text:list xml:id="list1124689218925886380" text:style-name="L6">
              <text:list-item>
                <text:p text:style-name="P9">Experience with version control (Git, Subversion) and issue tracking (Redmine, <text:span text:style-name="T8">Jira</text:span>)</text:p>
              </text:list-item>
              <text:list-item>
                <text:p text:style-name="P9">Experience of common testing methodologies</text:p>
              </text:list-item>
              <text:list-item>
                <text:p text:style-name="P9">Experience of parallel programming, including use of HPC Wales supercomputing cluster and Intel Xeon Phi coprocessor</text:p>
              </text:list-item>
              <text:list-item>
                <text:p text:style-name="P9">Experience with 3D modelling packages (Blender, SketchUp)</text:p>
              </text:list-item>
              <text:list-item>
                <text:p text:style-name="P9">Experience with game engine tools <text:s/>(TES Construction Set, UnrealEd)</text:p>
              </text:list-item>
              <text:list-item>
                <text:p text:style-name="P9">Experience with Linux</text:p>
              </text:list-item>
              <text:list-item>
                <text:p text:style-name="P9">Academic experience of statistical analysis</text:p>
              </text:list-item>
              <text:list-item>
                <text:p text:style-name="P9">Japanese Language Proficiency Test <text:span text:style-name="T7">N3</text:span> (20<text:span text:style-name="T7">16</text:span>)</text:p>
              </text:list-item>
              <text:list-item>
                <text:p text:style-name="P9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3" text:outline-level="1">Projects</text:h>
          </table:table-cell>
          <table:table-cell table:style-name="Table1.B3" office:value-type="string">
            <text:p text:style-name="P10">Portfolio Site <text:span text:style-name="T9">(2015)</text:span></text:p>
            <text:p text:style-name="P13"><text:a xlink:type="simple" xlink:href="http://frmr.uk/" text:style-name="Internet_20_link" text:visited-style-name="Visited_20_Internet_20_Link">Portfolio</text:a></text:p>
            <text:p text:style-name="P10"/>
            <text:p text:style-name="P10">Continent Construction Kit <text:span text:style-name="T9">(2015)</text:span></text:p>
            <text:p text:style-name="P13">Library using simple structures to model continental interactions and efficiently produce semi-realistic geographic features.</text:p>
            <text:p text:style-name="Standard"><text:span text:style-name="T1"/></text:p>
            <text:p text:style-name="Standard"><text:span text:style-name="T1">Wizmatch </text:span><text:span text:style-name="T2">(2014)</text:span></text:p>
            <text:p text:style-name="P13">Example implementation of game engine featuring deferred rendering, zone/portal culling, a binary-encoded model format and custom tools.</text:p>
            <text:p text:style-name="P10"/>
            <text:p text:style-name="P10">Ray <text:span text:style-name="T3">T</text:span>racer <text:span text:style-name="T9">(2014)</text:span></text:p>
            <text:p text:style-name="P13">Featuring reflection, multi-threading, anti-aliasing, depth-of-field, HDR rendering and dithering of floating-point colour channels.</text:p>
            <text:p text:style-name="P11"/>
            <text:p text:style-name="P11"><text:span text:style-name="T9">f</text:span>net <text:span text:style-name="T9">(2013)</text:span></text:p>
            <text:p text:style-name="P13">Simplified C++ interface for enet networking library.</text:p>
            <text:p text:style-name="P10"/>
            <text:p text:style-name="P10">Dissertation <text:span text:style-name="T9">(2015)</text:span></text:p>
            <text:p text:style-name="P14">Evaluating the performance and usability of task parallelism on Intel Xeon and Xeon Phi processors.</text:p>
          </table:table-cell>
        </table:table-row>
        <text:soft-page-break/>
        <table:table-row table:style-name="Table1.4">
          <table:table-cell table:style-name="Table1.A4" office:value-type="string">
            <text:h text:style-name="P3" text:outline-level="1">Experience</text:h>
          </table:table-cell>
          <table:table-cell table:style-name="Table1.B4" office:value-type="string">
            <text:p text:style-name="P11"><text:span text:style-name="T4">Hamamatsu Photonics, Software Developer (2015-present)</text:span></text:p>
            <text:p text:style-name="P16">Developed NDP.dicom</text:p>
            <text:p text:style-name="P16">Ported NDP.read 2 to Linux</text:p>
            <text:p text:style-name="P15">Implemented competitor formats</text:p>
            <text:p text:style-name="P17">Databases, testing, art assets</text:p>
            <text:p text:style-name="P16"><text:span text:style-name="T11">Presentations, v</text:span>ideo conferences, meetings with HPEU etc., <text:span text:style-name="T11">Japan</text:span></text:p>
            <text:p text:style-name="P12"/>
            <text:p text:style-name="P10">Harrogate Borough Council, Intern (2013)</text:p>
            <text:p text:style-name="P13">As an intern at Harrogate Borough Council, I was tasked with reporting on the council’s social housing allocations policy as <text:span text:style-name="T5">part of an on-going consultation process.</text:span></text:p>
          </table:table-cell>
        </table:table-row>
        <table:table-row>
          <table:table-cell table:style-name="Table1.A5" office:value-type="string">
            <text:h text:style-name="P3" text:outline-level="1">References</text:h>
          </table:table-cell>
          <table:table-cell table:style-name="Table1.B5" office:value-type="string">
            <text:p text:style-name="P14">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2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2</meta:editing-cycles>
    <meta:creation-date>2013-02-15T11:33:00</meta:creation-date>
    <dc:date>2017-06-15T08:28:05.198000000</dc:date>
    <meta:editing-duration>PT5H1M40S</meta:editing-duration>
    <meta:generator>LibreOffice/5.1.4.2$Windows_x86 LibreOffice_project/f99d75f39f1c57ebdd7ffc5f42867c12031db97a</meta:generator>
    <meta:print-date>2015-08-27T16:10:04.901808953</meta:print-date>
    <meta:document-statistic meta:table-count="1" meta:image-count="0" meta:object-count="0" meta:page-count="2" meta:paragraph-count="55" meta:word-count="343" meta:character-count="2481" meta:non-whitespace-character-count="2196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